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ackground-color="#007826">
        <style:background-image/>
      </style:paragraph-properties>
      <style:text-properties fo:font-size="42pt" style:font-size-asian="42pt" style:font-size-complex="42pt"/>
    </style:style>
    <style:style style:name="P2" style:family="paragraph" style:parent-style-name="Standard">
      <style:paragraph-properties fo:text-align="start" style:justify-single-word="false" fo:background-color="transparent">
        <style:tab-stops>
          <style:tab-stop style:position="10.769cm"/>
          <style:tab-stop style:position="12.647cm"/>
        </style:tab-stops>
        <style:background-image/>
      </style:paragraph-properties>
      <style:text-properties fo:color="#000000" fo:font-size="20pt" style:font-size-asian="20pt" style:font-size-complex="20pt"/>
    </style:style>
    <style:style style:name="P3" style:family="paragraph" style:parent-style-name="Standard">
      <style:paragraph-properties fo:text-align="start" style:justify-single-word="false" fo:background-color="transparent">
        <style:tab-stops>
          <style:tab-stop style:position="10.769cm"/>
          <style:tab-stop style:position="12.647cm"/>
        </style:tab-stops>
        <style:background-image/>
      </style:paragraph-properties>
      <style:text-properties fo:color="#0066ff" fo:font-size="24pt" style:font-size-asian="24pt" style:font-size-complex="24pt"/>
    </style:style>
    <style:style style:name="P4" style:family="paragraph" style:parent-style-name="Standard">
      <style:paragraph-properties fo:text-align="start" style:justify-single-word="false" fo:background-color="transparent">
        <style:tab-stops>
          <style:tab-stop style:position="10.769cm"/>
          <style:tab-stop style:position="12.647cm"/>
        </style:tab-stops>
        <style:background-image/>
      </style:paragraph-properties>
      <style:text-properties fo:color="#000000" fo:font-size="20pt" style:font-size-asian="20pt" style:font-size-complex="20pt"/>
    </style:style>
    <style:style style:name="T1" style:family="text">
      <style:text-properties fo:color="#00cc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arbage</text:span> <text:span text:style-name="T1">Bin</text:span> <text:span text:style-name="T1">Locator</text:span></text:p>
      <text:p text:style-name="P3"/>
      <text:p text:style-name="P3">Problem Explaination:-</text:p>
      <text:p text:style-name="P2">Nowadays a lot of people throw their garbage on the streets or places like roads and other publically accessable areas that should now be littered in any way. When approached most people reply by saying that they are not able to fid a dustbin or a dumping area inearby so they throw the waste wherever they feel like.</text:p>
      <text:p text:style-name="P2">To reduce this, a software can be used that tells the user where the nearest dumping area/ dustbin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itya Sharma</meta:initial-creator>
    <meta:creation-date>2019-01-14T18:47:08.21</meta:creation-date>
    <dc:date>2019-01-14T20:35:34.28</dc:date>
    <dc:creator>Aditya Sharma</dc:creator>
    <meta:editing-duration>PT24M27S</meta:editing-duration>
    <meta:editing-cycles>2</meta:editing-cycles>
    <meta:generator>OpenOffice/4.1.5$Win32 OpenOffice.org_project/415m1$Build-9789</meta:generator>
    <meta:document-statistic meta:table-count="0" meta:image-count="0" meta:object-count="0" meta:page-count="1" meta:paragraph-count="4" meta:word-count="82" meta:character-count="460"/>
  </office:meta>
</office:document-meta>
</file>